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1.191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8.017cm"/>
    </style:style>
    <style:style style:name="Таблица1.C" style:family="table-column">
      <style:table-column-properties style:column-width="1.085cm"/>
    </style:style>
    <style:style style:name="Таблица1.D" style:family="table-column">
      <style:table-column-properties style:column-width="1.296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2.104cm"/>
    </style:style>
    <style:style style:name="Таблица1.G" style:family="table-column">
      <style:table-column-properties style:column-width="1.8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3.999cm" fo:margin-left="11.217cm" table:align="left"/>
    </style:style>
    <style:style style:name="tblTotal.A" style:family="table-column">
      <style:table-column-properties style:column-width="1.864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P1" style:family="paragraph" style:parent-style-name="Footer">
      <style:text-properties officeooo:rsid="001e46db" officeooo:paragraph-rsid="002cb0b3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Footer">
      <style:text-properties officeooo:rsid="001cc181" officeooo:paragraph-rsid="001cc181"/>
    </style:style>
    <style:style style:name="P4" style:family="paragraph" style:parent-style-name="Footer">
      <style:text-properties fo:font-size="12pt" officeooo:rsid="001cc181" officeooo:paragraph-rsid="001cc181"/>
    </style:style>
    <style:style style:name="P5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6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7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9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Liberation Sans" fo:font-size="9pt" officeooo:rsid="000cb90e" officeooo:paragraph-rsid="00147cc2" style:font-size-asian="9pt" style:font-weight-asian="normal" style:font-size-complex="9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Liberation Sans" fo:font-size="9pt" style:text-underline-style="none" officeooo:rsid="00147cc2" officeooo:paragraph-rsid="00147cc2" style:font-size-asian="9pt" style:font-size-complex="9pt"/>
    </style:style>
    <style:style style:name="P14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47cc2" officeooo:paragraph-rsid="00147cc2" style:font-size-asian="9pt" style:font-weight-asian="normal" style:font-size-complex="9pt" style:font-weight-complex="normal"/>
    </style:style>
    <style:style style:name="P16" style:family="paragraph" style:parent-style-name="Standard">
      <style:text-properties officeooo:rsid="001b9250" officeooo:paragraph-rsid="001b9250"/>
    </style:style>
    <style:style style:name="P17" style:family="paragraph" style:parent-style-name="Table_20_Contents">
      <style:text-properties style:font-name="Liberation Sans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26e8b9" officeooo:paragraph-rsid="0026e8b9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9pt" officeooo:rsid="000cb90e" officeooo:paragraph-rsid="000f89b7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0b3" style:font-weight-asian="bold" style:font-weight-complex="bold"/>
    </style:style>
    <style:style style:name="T3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(812) 327-32-40" text:name="pg_firm_phone"/>
        <text:user-field-decl office:value-type="string" office:string-value="Имя Фамилия" text:name="pg_mgr_name"/>
        <text:user-field-decl office:value-type="string" office:string-value="+7(999)123-45-67" text:name="pg_mob_phon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  <text:user-field-decl office:value-type="string" office:string-value="1234,00" text:name="pg_total"/>
        <text:user-field-decl office:value-type="string" office:string-value="поле Дополнительно" text:name="pg_add_info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22">ИНН: <text:user-field-get text:name="pg_inn">0000000000</text:user-field-get>; КПП: <text:user-field-get text:name="pg_kpp">111111111</text:user-field-get></text:p>
            <text:p text:style-name="P12">р/сч <text:user-field-get text:name="pg_account_bank">22222222222222222222 в ДЛИННОЕ НАЗВАНИЕ БАНКА ИЛИ ЕГО ФИЛИАЛА</text:user-field-get></text:p>
            <text:p text:style-name="P13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14"/>
            <text:p text:style-name="P9"><text:user-field-get text:name="pg_firm">НАША ФИРМА</text:user-field-get></text:p>
          </table:table-cell>
        </table:table-row>
      </table:table>
      <text:p text:style-name="P8"/>
      <text:p text:style-name="P11">Бланк заказа № <text:user-field-get text:name="pg_order">9999-9999</text:user-field-get></text:p>
      <text:p text:style-name="P10">от <text:user-field-get text:name="pg_order_date">11.11.2011</text:user-field-get></text:p>
      <text:p text:style-name="P15"><text:user-field-get text:name="pg_add_info">поле Дополнительно</text:user-field-get>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>
            <table:table-cell table:style-name="Таблица1.A1" office:value-type="string">
              <text:p text:style-name="P5">№</text:p>
            </table:table-cell>
            <table:table-cell table:style-name="Таблица1.A1" office:value-type="string">
              <text:p text:style-name="P5">Наименование товара</text:p>
            </table:table-cell>
            <table:table-cell table:style-name="Таблица1.A1" office:value-type="string">
              <text:p text:style-name="P6"><text:span text:style-name="T3">Е</text:span>д.<text:line-break/>изм.</text:p>
            </table:table-cell>
            <table:table-cell table:style-name="Таблица1.A1" office:value-type="string">
              <text:p text:style-name="P6">Кол-во</text:p>
            </table:table-cell>
            <table:table-cell table:style-name="Таблица1.A1" office:value-type="string">
              <text:p text:style-name="P7">Цена, руб.</text:p>
            </table:table-cell>
            <table:table-cell table:style-name="Таблица1.A1" office:value-type="string">
              <text:p text:style-name="P7">Сумма, руб.</text:p>
            </table:table-cell>
            <table:table-cell table:style-name="Таблица1.G1" office:value-type="string">
              <text:p text:style-name="P6">Срок</text:p>
            </table:table-cell>
          </table:table-row>
        </table:table-header-rows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  <table:table-row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G2" office:value-type="string">
            <text:p text:style-name="P1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20">Итого</text:p>
          </table:table-cell>
          <table:table-cell table:style-name="tblTotal.A1" office:value-type="string">
            <text:p text:style-name="P21"><text:user-field-get text:name="pg_total">1234,00</text:user-field-get></text:p>
          </table:table-cell>
        </table:table-row>
      </table:table>
      <text:p text:style-name="Standard"/>
      <text:p text:style-name="P16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46db" officeooo:paragraph-rsid="002cb0b3"/>
    </style:style>
    <style:style style:name="MP2" style:family="paragraph" style:parent-style-name="Footer">
      <style:text-properties officeooo:rsid="001cc181" officeooo:paragraph-rsid="001cc181"/>
    </style:style>
    <style:style style:name="MP3" style:family="paragraph" style:parent-style-name="Footer">
      <style:text-properties fo:font-size="12pt" officeooo:rsid="001cc181" officeooo:paragraph-rsid="001cc181"/>
    </style:style>
    <style:style style:name="MP4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cb0b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(812) 327-32-40" text:name="pg_firm_phone"/>
          <text:user-field-decl office:value-type="string" office:string-value="Имя Фамилия" text:name="pg_mgr_name"/>
          <text:user-field-decl office:value-type="string" office:string-value="+7(999)123-45-67" text:name="pg_mob_phone"/>
          <text:user-field-decl office:value-type="string" office:string-value="200" text:name="pg_phone"/>
        </text:user-field-decls>
        <text:p text:style-name="MP1"><text:span text:style-name="MT1">Исполнитель: <text:s/></text:span><text:span text:style-name="MT1"><text:user-field-get text:name="pg_mgr_name">Имя Фамилия</text:user-field-get></text:span></text:p>
        <text:p text:style-name="MP2"><text:span text:style-name="MT1">Консультации по тел: </text:span><text:s/><text:user-field-get text:name="pg_firm_phone">(812) 327-32-40</text:user-field-get>, доб. <text:user-field-get text:name="pg_phone">200</text:user-field-get></text:p>
        <text:p text:style-name="MP3"><text:span text:style-name="MT1">моб.т./WhatsApp/Viber: </text:span><text:s/><text:user-field-get text:name="pg_mob_phone">+7(999)123-45-67</text:user-field-get></text:p>
        <text:p text:style-name="MP4"><text:span text:style-name="MT2">e</text:span><text:span text:style-name="MT1">-mail: </text:span><text:s/><text:user-field-get text:name="pg_email">manager@kipspb.ru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1H19M8S</meta:editing-duration>
    <meta:editing-cycles>33</meta:editing-cycles>
    <dc:date>2018-04-17T16:39:58.810006299</dc:date>
    <meta:generator>LibreOffice/5.0.6.2$Linux_X86_64 LibreOffice_project/00$Build-2</meta:generator>
    <meta:document-statistic meta:table-count="3" meta:image-count="0" meta:object-count="0" meta:page-count="1" meta:paragraph-count="21" meta:word-count="59" meta:character-count="445" meta:non-whitespace-character-count="403"/>
  </office:meta>
</office:document-meta>
</file>